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" style:family="graphic" style:parent-style-name="standard">
      <style:graphic-properties draw:fill="solid" draw:fill-color="#dddddd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739cm" svg:height="0.725cm" svg:x="0.798cm" svg:y="-0.096cm">
          <draw:text-box>
            <text:p><text:span text:style-name="T1">0</text:span></text:p>
          </draw:text-box>
        </draw:frame>
        <draw:frame draw:style-name="gr1" draw:text-style-name="P1" draw:layer="layout" svg:width="0.739cm" svg:height="0.725cm" svg:x="2.87cm" svg:y="-0.095cm">
          <draw:text-box>
            <text:p><text:span text:style-name="T1">1</text:span></text:p>
          </draw:text-box>
        </draw:frame>
        <draw:rect draw:style-name="gr2" draw:text-style-name="P3" draw:layer="layout" svg:width="2.069cm" svg:height="1cm" svg:x="2.249cm" svg:y="0.6cm">
          <text:p text:style-name="P2"><text:span text:style-name="T2">DS</text:span><text:span text:style-name="T3">1</text:span></text:p>
        </draw:rect>
        <draw:rect draw:style-name="gr2" draw:text-style-name="P3" draw:layer="layout" svg:width="2.069cm" svg:height="1cm" svg:x="4.408cm" svg:y="0.6cm">
          <text:p text:style-name="P2"><text:span text:style-name="T2">XI</text:span><text:span text:style-name="T3"> </text:span></text:p>
        </draw:rect>
        <draw:frame draw:style-name="gr1" draw:text-style-name="P1" draw:layer="layout" svg:width="0.739cm" svg:height="0.725cm" svg:x="5.07cm" svg:y="-0.094cm">
          <draw:text-box>
            <text:p><text:span text:style-name="T1">2</text:span></text:p>
          </draw:text-box>
        </draw:frame>
        <draw:rect draw:style-name="gr2" draw:text-style-name="P3" draw:layer="layout" svg:width="2.015cm" svg:height="1cm" svg:x="0.144cm" svg:y="0.6cm">
          <text:p text:style-name="P2"><text:span text:style-name="T2">DS</text:span><text:span text:style-name="T3">0</text:span></text:p>
        </draw:rect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4.268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.629cm" fo:page-height="1.65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313cm" svg:x="1cm" svg:y="4.764cm"/>
      <draw:page-thumbnail draw:layer="backgroundobjects" svg:width="9.294cm" svg:height="2.313cm" svg:x="1cm" svg:y="12.812cm"/>
      <draw:page-thumbnail draw:layer="backgroundobjects" svg:width="9.294cm" svg:height="2.313cm" svg:x="1cm" svg:y="20.86cm"/>
      <draw:page-thumbnail draw:layer="backgroundobjects" svg:width="9.294cm" svg:height="2.313cm" svg:x="11.295cm" svg:y="4.764cm"/>
      <draw:page-thumbnail draw:layer="backgroundobjects" svg:width="9.294cm" svg:height="2.313cm" svg:x="11.295cm" svg:y="12.812cm"/>
      <draw:page-thumbnail draw:layer="backgroundobjects" svg:width="9.294cm" svg:height="2.313cm" svg:x="11.295cm" svg:y="20.86cm"/>
    </style:handout-master>
    <style:master-page style:name="Default" style:page-layout-name="PM1" draw:style-name="Mdp1">
      <draw:frame presentation:style-name="Default-title" draw:layer="backgroundobjects" svg:width="4cm" svg:height="0.355cm" svg:x="0.22cm" svg:y="0.085cm" presentation:class="title" presentation:placeholder="true">
        <draw:text-box/>
      </draw:frame>
      <draw:frame presentation:style-name="Default-outline1" draw:layer="backgroundobjects" svg:width="4cm" svg:height="1.407cm" svg:x="0.22cm" svg:y="0.49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6M47S</meta:editing-duration>
    <meta:editing-cycles>16</meta:editing-cycles>
    <meta:generator>OpenOffice/4.1.2$Win32 OpenOffice.org_project/412m3$Build-9782</meta:generator>
    <dc:date>2016-02-11T11:02:56.14</dc:date>
    <dc:creator>Pawel Gburzynski</dc:creator>
    <meta:document-statistic meta:object-count="26"/>
  </office:meta>
</office:document-meta>
</file>